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754f6" officeooo:paragraph-rsid="001754f6"/>
    </style:style>
    <style:style style:name="P2" style:family="paragraph" style:parent-style-name="Standard">
      <style:text-properties style:font-name="Liberation Serif" fo:language="pl" fo:country="PL" officeooo:rsid="001754f6" officeooo:paragraph-rsid="001754f6"/>
    </style:style>
    <style:style style:name="P3" style:family="paragraph" style:parent-style-name="Standard">
      <style:text-properties style:font-name="Liberation Serif" fo:language="pl" fo:country="PL" officeooo:rsid="00184169" officeooo:paragraph-rsid="00184169"/>
    </style:style>
    <style:style style:name="P4" style:family="paragraph" style:parent-style-name="Standard">
      <style:text-properties style:font-name="Liberation Serif" fo:language="pl" fo:country="PL" officeooo:rsid="001754f6" officeooo:paragraph-rsid="001754f6"/>
    </style:style>
    <style:style style:name="P5" style:family="paragraph" style:parent-style-name="Standard">
      <style:text-properties style:font-name="Liberation Serif" fo:language="pl" fo:country="PL" officeooo:rsid="001a6268" officeooo:paragraph-rsid="001a6268"/>
    </style:style>
    <style:style style:name="P6" style:family="paragraph" style:parent-style-name="Standard">
      <style:text-properties style:font-name="Liberation Serif" fo:language="pl" fo:country="PL" officeooo:rsid="00184169" officeooo:paragraph-rsid="00184169"/>
    </style:style>
    <style:style style:name="P7" style:family="paragraph" style:parent-style-name="Standard">
      <style:text-properties style:font-name="Liberation Serif" fo:language="pl" fo:country="PL" officeooo:rsid="001c0e59" officeooo:paragraph-rsid="001c0e59"/>
    </style:style>
    <style:style style:name="P8" style:family="paragraph" style:parent-style-name="Standard">
      <style:text-properties style:font-name="Liberation Serif" fo:language="pl" fo:country="PL" officeooo:rsid="001c344f" officeooo:paragraph-rsid="001c344f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officeooo:rsid="0018870c"/>
    </style:style>
    <style:style style:name="T4" style:family="text">
      <style:text-properties officeooo:rsid="001a6268"/>
    </style:style>
    <style:style style:name="T5" style:family="text">
      <style:text-properties officeooo:rsid="001c0e59"/>
    </style:style>
    <style:style style:name="T6" style:family="text">
      <style:text-properties officeooo:rsid="001c73c5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PAMSI projekt nr .1<text:tab/><text:tab/><text:tab/><text:tab/><text:tab/><text:tab/><text:tab/><text:tab/><text:tab/><text:tab/><text:tab/>31.03.2020</text:p>
      <text:p text:style-name="P1"/>
      <text:p text:style-name="P1">Jakub Potura<text:span text:style-name="T1">ł</text:span><text:span text:style-name="T2">a 248997</text:span></text:p>
      <text:p text:style-name="P2">sroda 18.55</text:p>
      <text:p text:style-name="P2"/>
      <text:p text:style-name="P2">1. wprowadzenie</text:p>
      <text:p text:style-name="P2"/>
      <text:p text:style-name="P2"><text:tab/>Celem projektu byla implementacja algorytmow sortowania w jezyku c++, oraz badanie czasu sortowania dla poszczegolnych algorytmow.</text:p>
      <text:p text:style-name="P2"/>
      <text:p text:style-name="P2">2. opis algorytmow i ich zlozonosc obliczeniowa.</text:p>
      <text:p text:style-name="P2"/>
      <text:p text:style-name="P2"><text:span text:style-name="T4">a)</text:span> sortowanie szybkie- <text:span text:style-name="T4">srednia zlozonosc obliczeniowa ma wartosc n log n, a w przypadku najgorszym n^2. Sortowanie polega na wybraniu dowolnego elementu tablicy a następnie stworzeniu 2 tablic, gdzie elementy mniejsze od wybranego przenoszone są do pierwszej tablicy, a wiekse do drugiej tablicy, następnie rekurencyjnie wywyluje się funkcje sortowania dla stworzonych tablic.</text:span></text:p>
      <text:p text:style-name="P2"/>
      <text:p text:style-name="P5">b) sortowanie przez scalanie- srednia zlozonosc obliczeniowa ma wartosc n log n.</text:p>
      <text:p text:style-name="P5">Sortowanie to polega na rekurencyjnym dzieleniu tablicy na rowne czesci, az pozostanie tablica jednoelementowa, następnie polaczenie powstalych tablic, uwzgledniajac wartosci elementow, po kolei w jedna posortowana tablice.</text:p>
      <text:p text:style-name="P5"/>
      <text:p text:style-name="P5">c) sortowanie introrespektywne- srednia zlozonosc obliczeniowa ma wartosc n log n.</text:p>
      <text:p text:style-name="P5"><text:span text:style-name="T5">J</text:span>est to sortowanie hybrydow, które wykorzystuje algorytm sortowania <text:span text:style-name="T5">przez kopcowanie i sortowania szybkiego. Najpierw dzieli się tablice na 2 mniejsz ,a następnie w aleznosci od rozmiaru tablicy uzywa się sortowania szybkiego, dla tablic większych od zadanej w programie wielkosc, lub sortowania przez kopcowanie dla tablic mniejszych, ponieważ sortowanie przez kopcowwanie dla malych tablic realizuje się szybciej.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przedstawienie wynikow</text:p>
      <text:p text:style-name="P3"/>
      <text:p text:style-name="P3"><text:tab/>1. sortowanie szybkie</text:p>
      <text:p text:style-name="P3"/>
      <text:p text:style-name="P3"/>
      <text:p text:style-name="P3"/>
      <text:p text:style-name="P3"><draw:frame draw:style-name="fr1" draw:name="Object1" text:anchor-type="paragraph" svg:width="6.222in" svg:height="1.77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<draw:frame draw:style-name="fr1" draw:name="Object2" text:anchor-type="paragraph" svg:width="6.5134in" svg:height="3.66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2 sortowanie i<text:span text:style-name="T3">przez scalanie</text:span></text:p>
      <text:p text:style-name="P3"/>
      <text:p text:style-name="P3"/>
      <text:p text:style-name="P3"><draw:frame draw:style-name="fr1" draw:name="Object3" text:anchor-type="paragraph" svg:width="6.222in" svg:height="1.77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<draw:frame draw:style-name="fr1" draw:name="Object4" text:anchor-type="paragraph" svg:width="6.2984in" svg:height="3.545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3. sortowanie introrespektywne</text:p>
      <text:p text:style-name="P3"/>
      <text:p text:style-name="P3"/>
      <text:p text:style-name="P3"><draw:frame draw:style-name="fr1" draw:name="Object5" text:anchor-type="paragraph" svg:width="6.222in" svg:height="1.7783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><draw:frame draw:style-name="fr1" draw:name="Object6" text:anchor-type="paragraph" svg:width="7.3783in" svg:height="4.8634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4. podsumowanie i wnioski.</text:p>
      <text:p text:style-name="P3"/>
      <text:p text:style-name="P8">Algorytmy poprawnie sortuje tablice, jak widac na wykresach ich zlozonosc obliczeniowa jest podobna do wykreu funcji n*log(n). w zaleznosci od stopnia posortowania jedne algorytmy dzialaja szybciej, jak sortowanie szybkie lub wolniej , jak sortowanie inttrorepektywne, ma to związek z moja implementacja w kodzie i wyborem elementu tablicy, według którego nastapi podzial na 2 tablice. <text:span text:style-name="T6">W sortowaniu introrespektywnym musialem doatkowo dodac algorytm sortowania przez scalanie dlatablic o rozmiarze mniejszym niż 9, ponieważ bez tego dla tablic o razmiarze 1000000 elementow, posortowanych w 50% i więcej wystepowal zrzut pamieci spowodowany zbyt duza iloscia rekurencyjnych wywolywan funkcji sortowania.</text:span></text:p>
      <text:p text:style-name="P3"/>
      <text:p text:style-name="P7">5. literatura</text:p>
      <text:p text:style-name="P7"/>
      <text:p text:style-name="P7">http://lukasz.jelen.staff.iiar.pwr.edu.pl/styled-2/index.html</text:p>
      <text:p text:style-name="P7"/>
      <text:p text:style-name="P7"><text:a xlink:type="simple" xlink:href="https://pl.wikipedia.org/wiki/Sortowanie_introspektywne" text:style-name="Internet_20_link" text:visited-style-name="Visited_20_Internet_20_Link">https://pl.wikipedia.org/wiki/Sortowanie_introspektywne</text:a></text:p>
      <text:p text:style-name="P7"/>
      <text:p text:style-name="P7"><text:a xlink:type="simple" xlink:href="https://pl.wikipedia.org/wiki/Sortowanie_szybkie" text:style-name="Internet_20_link" text:visited-style-name="Visited_20_Internet_20_Link">https://pl.wikipedia.org/wiki/Sortowanie_szybkie</text:a></text:p>
      <text:p text:style-name="P7"/>
      <text:p text:style-name="P7"><text:a xlink:type="simple" xlink:href="https://pl.wikipedia.org/wiki/Sortowanie_przez_scalanie" text:style-name="Internet_20_link" text:visited-style-name="Visited_20_Internet_20_Link">https://pl.wikipedia.org/wiki/Sortowanie_przez_scalanie</text:a></text:p>
      <text:p text:style-name="P7"/>
      <text:p text:style-name="P7">https://gist.github.com/praserocking/528057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3:30:43.642839669</meta:creation-date>
    <dc:date>2020-04-08T13:07:02.137577303</dc:date>
    <meta:editing-duration>PT2H23M50S</meta:editing-duration>
    <meta:editing-cycles>3</meta:editing-cycles>
    <meta:generator>LibreOffice/6.0.7.3$Linux_X86_64 LibreOffice_project/00m0$Build-3</meta:generator>
    <meta:document-statistic meta:table-count="0" meta:image-count="0" meta:object-count="6" meta:page-count="5" meta:paragraph-count="23" meta:word-count="312" meta:character-count="2566" meta:non-whitespace-character-count="22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17">
          <table:table-cell table:number-columns-repeated="7"/>
        </table:table-row>
        <table:table-row table:style-name="ro1">
          <table:table-cell table:style-name="ce6"/>
          <table:table-cell table:style-name="ce6" office:value-type="string" calcext:value-type="string" table:number-columns-spanned="6" table:number-rows-spanned="1">
            <text:p>ilosc elementow </text:p>
          </table:table-cell>
          <table:covered-table-cell table:number-columns-repeated="5" table:style-name="ce6"/>
        </table:table-row>
        <table:table-row table:style-name="ro1">
          <table:table-cell table:style-name="ce7" office:value-type="string" calcext:value-type="string" table:number-columns-spanned="1" table:number-rows-spanned="9">
            <text:p>poziom posortowania wstepnego</text:p>
          </table:table-cell>
          <table:table-cell table:style-name="ce8"/>
          <table:table-cell table:style-name="ce8" office:value-type="float" office:value="10000" calcext:value-type="float">
            <text:p>10000</text:p>
          </table:table-cell>
          <table:table-cell table:style-name="ce8" office:value-type="float" office:value="50000" calcext:value-type="float">
            <text:p>50000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float" office:value="500000" calcext:value-type="float">
            <text:p>500000</text:p>
          </table:table-cell>
          <table:table-cell table:style-name="ce8" office:value-type="float" office:value="1000000" calcext:value-type="float">
            <text:p>1000000</text:p>
          </table:table-cell>
        </table:table-row>
        <table:table-row table:style-name="ro1">
          <table:covered-table-cell table:style-name="ce6"/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111155555555556" calcext:value-type="float">
            <text:p>0.001111555555556</text:p>
          </table:table-cell>
          <table:table-cell table:style-name="ce8" office:value-type="float" office:value="0.00547522222222222" calcext:value-type="float">
            <text:p>0.005475222222222</text:p>
          </table:table-cell>
          <table:table-cell table:style-name="ce8" office:value-type="float" office:value="0.0115897777777778" calcext:value-type="float">
            <text:p>0.011589777777778</text:p>
          </table:table-cell>
          <table:table-cell table:style-name="ce8" office:value-type="float" office:value="0.0637964444444445" calcext:value-type="float">
            <text:p>0.063796444444445</text:p>
          </table:table-cell>
          <table:table-cell table:style-name="ce8" office:value-type="float" office:value="0.133115555555556" calcext:value-type="float">
            <text:p>0.133115555555556</text:p>
          </table:table-cell>
        </table:table-row>
        <table:table-row table:style-name="ro1">
          <table:covered-table-cell table:style-name="ce6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0.000883666666666667" calcext:value-type="float">
            <text:p>0.000883666666667</text:p>
          </table:table-cell>
          <table:table-cell table:style-name="ce8" office:value-type="float" office:value="0.00452666666666667" calcext:value-type="float">
            <text:p>0.004526666666667</text:p>
          </table:table-cell>
          <table:table-cell table:style-name="ce8" office:value-type="float" office:value="0.009463" calcext:value-type="float">
            <text:p>0.009463</text:p>
          </table:table-cell>
          <table:table-cell table:style-name="ce8" office:value-type="float" office:value="0.0524987777777778" calcext:value-type="float">
            <text:p>0.052498777777778</text:p>
          </table:table-cell>
          <table:table-cell table:style-name="ce8" office:value-type="float" office:value="0.110184666666667" calcext:value-type="float">
            <text:p>0.110184666666667</text:p>
          </table:table-cell>
        </table:table-row>
        <table:table-row table:style-name="ro1">
          <table:covered-table-cell table:style-name="ce6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0.000688444444444444" calcext:value-type="float">
            <text:p>0.000688444444444</text:p>
          </table:table-cell>
          <table:table-cell table:style-name="ce8" office:value-type="float" office:value="0.00352011111111111" calcext:value-type="float">
            <text:p>0.003520111111111</text:p>
          </table:table-cell>
          <table:table-cell table:style-name="ce8" office:value-type="float" office:value="0.00742155555555556" calcext:value-type="float">
            <text:p>0.007421555555556</text:p>
          </table:table-cell>
          <table:table-cell table:style-name="ce8" office:value-type="float" office:value="0.0404238888888889" calcext:value-type="float">
            <text:p>0.040423888888889</text:p>
          </table:table-cell>
          <table:table-cell table:style-name="ce8" office:value-type="float" office:value="0.0846726666666667" calcext:value-type="float">
            <text:p>0.084672666666667</text:p>
          </table:table-cell>
        </table:table-row>
        <table:table-row table:style-name="ro1">
          <table:covered-table-cell table:style-name="ce6"/>
          <table:table-cell table:style-name="ce8" office:value-type="float" office:value="75" calcext:value-type="float">
            <text:p>75</text:p>
          </table:table-cell>
          <table:table-cell table:style-name="ce8" office:value-type="float" office:value="0.000510555555555556" calcext:value-type="float">
            <text:p>0.000510555555556</text:p>
          </table:table-cell>
          <table:table-cell table:style-name="ce8" office:value-type="float" office:value="0.00255788888888889" calcext:value-type="float">
            <text:p>0.002557888888889</text:p>
          </table:table-cell>
          <table:table-cell table:style-name="ce8" office:value-type="float" office:value="0.00530988888888889" calcext:value-type="float">
            <text:p>0.005309888888889</text:p>
          </table:table-cell>
          <table:table-cell table:style-name="ce8" office:value-type="float" office:value="0.0290752222222222" calcext:value-type="float">
            <text:p>0.029075222222222</text:p>
          </table:table-cell>
          <table:table-cell table:style-name="ce8" office:value-type="float" office:value="0.0610242222222222" calcext:value-type="float">
            <text:p>0.061024222222222</text:p>
          </table:table-cell>
        </table:table-row>
        <table:table-row table:style-name="ro1">
          <table:covered-table-cell table:style-name="ce6"/>
          <table:table-cell table:style-name="ce8" office:value-type="float" office:value="95" calcext:value-type="float">
            <text:p>95</text:p>
          </table:table-cell>
          <table:table-cell table:style-name="ce8" office:value-type="float" office:value="0.000348333333333333" calcext:value-type="float">
            <text:p>0.000348333333333</text:p>
          </table:table-cell>
          <table:table-cell table:style-name="ce8" office:value-type="float" office:value="0.00181722222222222" calcext:value-type="float">
            <text:p>0.001817222222222</text:p>
          </table:table-cell>
          <table:table-cell table:style-name="ce8" office:value-type="float" office:value="0.00381822222222222" calcext:value-type="float">
            <text:p>0.003818222222222</text:p>
          </table:table-cell>
          <table:table-cell table:style-name="ce8" office:value-type="float" office:value="0.0206142222222222" calcext:value-type="float">
            <text:p>0.020614222222222</text:p>
          </table:table-cell>
          <table:table-cell table:style-name="ce8" office:value-type="float" office:value="0.042861" calcext:value-type="float">
            <text:p>0.042861</text:p>
          </table:table-cell>
        </table:table-row>
        <table:table-row table:style-name="ro1">
          <table:covered-table-cell table:style-name="ce6"/>
          <table:table-cell table:style-name="ce8" office:value-type="float" office:value="99" calcext:value-type="float">
            <text:p>99</text:p>
          </table:table-cell>
          <table:table-cell table:style-name="ce8" office:value-type="float" office:value="0.000342111111111111" calcext:value-type="float">
            <text:p>0.000342111111111</text:p>
          </table:table-cell>
          <table:table-cell table:style-name="ce8" office:value-type="float" office:value="0.00168788888888889" calcext:value-type="float">
            <text:p>0.001687888888889</text:p>
          </table:table-cell>
          <table:table-cell table:style-name="ce8" office:value-type="float" office:value="0.00352955555555556" calcext:value-type="float">
            <text:p>0.003529555555556</text:p>
          </table:table-cell>
          <table:table-cell table:style-name="ce8" office:value-type="float" office:value="0.0189882222222222" calcext:value-type="float">
            <text:p>0.018988222222222</text:p>
          </table:table-cell>
          <table:table-cell table:style-name="ce8" office:value-type="float" office:value="0.0397003333333333" calcext:value-type="float">
            <text:p>0.039700333333333</text:p>
          </table:table-cell>
        </table:table-row>
        <table:table-row table:style-name="ro1">
          <table:covered-table-cell table:style-name="ce6"/>
          <table:table-cell table:style-name="ce8" office:value-type="float" office:value="99.7" calcext:value-type="float">
            <text:p>99.7</text:p>
          </table:table-cell>
          <table:table-cell table:style-name="ce8" office:value-type="float" office:value="0.000316222222222222" calcext:value-type="float">
            <text:p>0.000316222222222</text:p>
          </table:table-cell>
          <table:table-cell table:style-name="ce8" office:value-type="float" office:value="0.00166844444444444" calcext:value-type="float">
            <text:p>0.001668444444444</text:p>
          </table:table-cell>
          <table:table-cell table:style-name="ce8" office:value-type="float" office:value="0.00343988888888889" calcext:value-type="float">
            <text:p>0.003439888888889</text:p>
          </table:table-cell>
          <table:table-cell table:style-name="ce8" office:value-type="float" office:value="0.0188573333333333" calcext:value-type="float">
            <text:p>0.018857333333333</text:p>
          </table:table-cell>
          <table:table-cell table:style-name="ce8" office:value-type="float" office:value="0.039164" calcext:value-type="float">
            <text:p>0.039164</text:p>
          </table:table-cell>
        </table:table-row>
        <table:table-row table:style-name="ro1">
          <table:covered-table-cell table:style-name="ce6"/>
          <table:table-cell table:style-name="ce8" office:value-type="string" calcext:value-type="string">
            <text:p>rev</text:p>
          </table:table-cell>
          <table:table-cell table:style-name="ce8" office:value-type="float" office:value="0.000330666666666667" calcext:value-type="float">
            <text:p>0.000330666666667</text:p>
          </table:table-cell>
          <table:table-cell table:style-name="ce8" office:value-type="float" office:value="0.001682" calcext:value-type="float">
            <text:p>0.001682</text:p>
          </table:table-cell>
          <table:table-cell table:style-name="ce8" office:value-type="float" office:value="0.003616" calcext:value-type="float">
            <text:p>0.003616</text:p>
          </table:table-cell>
          <table:table-cell table:style-name="ce8" office:value-type="float" office:value="0.0194123333333333" calcext:value-type="float">
            <text:p>0.019412333333333</text:p>
          </table:table-cell>
          <table:table-cell table:style-name="ce8" office:value-type="float" office:value="0.0412776666666667" calcext:value-type="float">
            <text:p>0.04127766666666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3:44:38.710890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543cm" svg:height="9.313cm" xlink:href="." xlink:type="simple" chart:class="chart:scatter" chart:style-name="ch1">
        <chart:legend chart:legend-position="end" svg:x="10.251cm" svg:y="1.224cm" style:legend-expansion="high" chart:style-name="ch2"/>
        <chart:plot-area chart:style-name="ch3" chart:data-source-has-labels="both" svg:x="1.341cm" svg:y="0.186cm" svg:width="8.58cm" svg:height="7.96cm">
          <chartooo:coordinate-region svg:x="2.253cm" svg:y="0.186cm" svg:width="7.527cm" svg:height="6.314cm"/>
          <chart:axis chart:dimension="x" chart:name="primary-x" chart:style-name="ch4" chartooo:axis-type="auto">
            <chart:title svg:x="4.048cm" svg:y="8.298cm" chart:style-name="ch5">
              <text:p>ilosc elementow tablicy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4.713cm" chart:style-name="ch6">
              <text:p>czas[s]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9" chart:values-cell-range-address="local-table.$D$2:.$D$6" chart:label-cell-address="local-table.$D$1" chart:class="chart:scatter">
            <chart:data-point chart:repeated="5"/>
          </chart:series>
          <chart:series chart:style-name="ch10" chart:values-cell-range-address="local-table.$E$2:.$E$6" chart:label-cell-address="local-table.$E$1" chart:class="chart:scatter">
            <chart:data-point chart:repeated="5"/>
          </chart:series>
          <chart:series chart:style-name="ch11" chart:values-cell-range-address="local-table.$F$2:.$F$6" chart:label-cell-address="local-table.$F$1" chart:class="chart:scatter">
            <chart:data-point chart:repeated="5"/>
          </chart:series>
          <chart:series chart:style-name="ch12" chart:values-cell-range-address="local-table.$G$2:.$G$6" chart:label-cell-address="local-table.$G$1" chart:class="chart:scatter">
            <chart:data-point chart:repeated="5"/>
          </chart:series>
          <chart:series chart:style-name="ch13" chart:values-cell-range-address="local-table.$H$2:.$H$6" chart:label-cell-address="local-table.$H$1" chart:class="chart:scatter">
            <chart:data-point chart:repeated="5"/>
          </chart:series>
          <chart:series chart:style-name="ch14" chart:values-cell-range-address="local-table.$I$2:.$I$6" chart:label-cell-address="local-table.$I$1" chart:class="chart:scatter">
            <chart:data-point chart:repeated="5"/>
          </chart:series>
          <chart:series chart:style-name="ch15" chart:values-cell-range-address="local-table.$J$2:.$J$6" chart:label-cell-address="local-table.$J$1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rak_posortowania_tablicy</text:p>
              </table:table-cell>
              <table:table-cell office:value-type="string">
                <text:p>tablica_posortowana_w_odwrotnej_kolejnosci</text:p>
              </table:table-cell>
              <table:table-cell office:value-type="string">
                <text:p>tablica_posortowana_w_25_procentach</text:p>
              </table:table-cell>
              <table:table-cell office:value-type="string">
                <text:p>tablica_posortowana_w_50_procentach</text:p>
              </table:table-cell>
              <table:table-cell office:value-type="string">
                <text:p>tablica_posortowana_w_75_procentach</text:p>
              </table:table-cell>
              <table:table-cell office:value-type="string">
                <text:p>tablica_posortowana_w_95_procentach</text:p>
              </table:table-cell>
              <table:table-cell office:value-type="string">
                <text:p>tablica_posortowana_w_99_procentach</text:p>
              </table:table-cell>
              <table:table-cell office:value-type="string">
                <text:p>tablica_posortowana_w_99.9_procenta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00111155555555556">
                <text:p>0.00111155555555556</text:p>
              </table:table-cell>
              <table:table-cell office:value-type="float" office:value="0.000330666666666667">
                <text:p>0.000330666666666667</text:p>
              </table:table-cell>
              <table:table-cell office:value-type="float" office:value="0.000883666666666667">
                <text:p>0.000883666666666667</text:p>
              </table:table-cell>
              <table:table-cell office:value-type="float" office:value="0.000688444444444444">
                <text:p>0.000688444444444444</text:p>
              </table:table-cell>
              <table:table-cell office:value-type="float" office:value="0.000510555555555556">
                <text:p>0.000510555555555556</text:p>
              </table:table-cell>
              <table:table-cell office:value-type="float" office:value="0.000348333333333333">
                <text:p>0.000348333333333333</text:p>
              </table:table-cell>
              <table:table-cell office:value-type="float" office:value="0.000342111111111111">
                <text:p>0.000342111111111111</text:p>
              </table:table-cell>
              <table:table-cell office:value-type="float" office:value="0.000316222222222222">
                <text:p>0.0003162222222222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00547522222222222">
                <text:p>0.00547522222222222</text:p>
              </table:table-cell>
              <table:table-cell office:value-type="float" office:value="0.001682">
                <text:p>0.001682</text:p>
              </table:table-cell>
              <table:table-cell office:value-type="float" office:value="0.00452666666666667">
                <text:p>0.00452666666666667</text:p>
              </table:table-cell>
              <table:table-cell office:value-type="float" office:value="0.00352011111111111">
                <text:p>0.00352011111111111</text:p>
              </table:table-cell>
              <table:table-cell office:value-type="float" office:value="0.00255788888888889">
                <text:p>0.00255788888888889</text:p>
              </table:table-cell>
              <table:table-cell office:value-type="float" office:value="0.00181722222222222">
                <text:p>0.00181722222222222</text:p>
              </table:table-cell>
              <table:table-cell office:value-type="float" office:value="0.00168788888888889">
                <text:p>0.00168788888888889</text:p>
              </table:table-cell>
              <table:table-cell office:value-type="float" office:value="0.00166844444444444">
                <text:p>0.0016684444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115897777777778">
                <text:p>0.0115897777777778</text:p>
              </table:table-cell>
              <table:table-cell office:value-type="float" office:value="0.003616">
                <text:p>0.003616</text:p>
              </table:table-cell>
              <table:table-cell office:value-type="float" office:value="0.009463">
                <text:p>0.009463</text:p>
              </table:table-cell>
              <table:table-cell office:value-type="float" office:value="0.00742155555555556">
                <text:p>0.00742155555555556</text:p>
              </table:table-cell>
              <table:table-cell office:value-type="float" office:value="0.00530988888888889">
                <text:p>0.00530988888888889</text:p>
              </table:table-cell>
              <table:table-cell office:value-type="float" office:value="0.00381822222222222">
                <text:p>0.00381822222222222</text:p>
              </table:table-cell>
              <table:table-cell office:value-type="float" office:value="0.00352955555555556">
                <text:p>0.00352955555555556</text:p>
              </table:table-cell>
              <table:table-cell office:value-type="float" office:value="0.00343988888888889">
                <text:p>0.003439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637964444444445">
                <text:p>0.0637964444444445</text:p>
              </table:table-cell>
              <table:table-cell office:value-type="float" office:value="0.0194123333333333">
                <text:p>0.0194123333333333</text:p>
              </table:table-cell>
              <table:table-cell office:value-type="float" office:value="0.0524987777777778">
                <text:p>0.0524987777777778</text:p>
              </table:table-cell>
              <table:table-cell office:value-type="float" office:value="0.0404238888888889">
                <text:p>0.0404238888888889</text:p>
              </table:table-cell>
              <table:table-cell office:value-type="float" office:value="0.0290752222222222">
                <text:p>0.0290752222222222</text:p>
              </table:table-cell>
              <table:table-cell office:value-type="float" office:value="0.0206142222222222">
                <text:p>0.0206142222222222</text:p>
              </table:table-cell>
              <table:table-cell office:value-type="float" office:value="0.0189882222222222">
                <text:p>0.0189882222222222</text:p>
              </table:table-cell>
              <table:table-cell office:value-type="float" office:value="0.0188573333333333">
                <text:p>0.018857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0.133115555555556">
                <text:p>0.133115555555556</text:p>
              </table:table-cell>
              <table:table-cell office:value-type="float" office:value="0.0412776666666667">
                <text:p>0.0412776666666667</text:p>
              </table:table-cell>
              <table:table-cell office:value-type="float" office:value="0.110184666666667">
                <text:p>0.110184666666667</text:p>
              </table:table-cell>
              <table:table-cell office:value-type="float" office:value="0.0846726666666667">
                <text:p>0.0846726666666667</text:p>
              </table:table-cell>
              <table:table-cell office:value-type="float" office:value="0.0610242222222222">
                <text:p>0.0610242222222222</text:p>
              </table:table-cell>
              <table:table-cell office:value-type="float" office:value="0.042861">
                <text:p>0.042861</text:p>
              </table:table-cell>
              <table:table-cell office:value-type="float" office:value="0.0397003333333333">
                <text:p>0.0397003333333333</text:p>
              </table:table-cell>
              <table:table-cell office:value-type="float" office:value="0.039164">
                <text:p>0.039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29"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ilosc elementow tablicy</text:p>
          </table:table-cell>
          <table:covered-table-cell table:number-columns-repeated="5"/>
        </table:table-row>
        <table:table-row table:style-name="ro1">
          <table:table-cell table:style-name="ce7" office:value-type="string" calcext:value-type="string" table:number-columns-spanned="1" table:number-rows-spanned="9">
            <text:p>poziom posortowania wstepnego</text:p>
          </table:table-cell>
          <table:table-cell table:style-name="ce9"/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000000" calcext:value-type="float">
            <text:p>1000000</text:p>
          </table:table-cell>
        </table:table-row>
        <table:table-row table:style-name="ro1">
          <table:covered-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155122222222222" calcext:value-type="float">
            <text:p>0.001551222222222</text:p>
          </table:table-cell>
          <table:table-cell table:style-name="ce9" office:value-type="float" office:value="0.008717" calcext:value-type="float">
            <text:p>0.008717</text:p>
          </table:table-cell>
          <table:table-cell table:style-name="ce9" office:value-type="float" office:value="0.0181478888888889" calcext:value-type="float">
            <text:p>0.018147888888889</text:p>
          </table:table-cell>
          <table:table-cell table:style-name="ce9" office:value-type="float" office:value="0.100944888888889" calcext:value-type="float">
            <text:p>0.100944888888889</text:p>
          </table:table-cell>
          <table:table-cell table:style-name="ce9" office:value-type="float" office:value="0.206181888888889" calcext:value-type="float">
            <text:p>0.206181888888889</text:p>
          </table:table-cell>
        </table:table-row>
        <table:table-row table:style-name="ro1">
          <table:covered-table-cell/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00135277777777778" calcext:value-type="float">
            <text:p>0.001352777777778</text:p>
          </table:table-cell>
          <table:table-cell table:style-name="ce9" office:value-type="float" office:value="0.00775777777777778" calcext:value-type="float">
            <text:p>0.007757777777778</text:p>
          </table:table-cell>
          <table:table-cell table:style-name="ce9" office:value-type="float" office:value="0.0161756666666667" calcext:value-type="float">
            <text:p>0.016175666666667</text:p>
          </table:table-cell>
          <table:table-cell table:style-name="ce9" office:value-type="float" office:value="0.0896334444444444" calcext:value-type="float">
            <text:p>0.089633444444444</text:p>
          </table:table-cell>
          <table:table-cell table:style-name="ce9" office:value-type="float" office:value="0.182354555555556" calcext:value-type="float">
            <text:p>0.182354555555556</text:p>
          </table:table-cell>
        </table:table-row>
        <table:table-row table:style-name="ro1">
          <table:covered-table-cell/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00120677777777778" calcext:value-type="float">
            <text:p>0.001206777777778</text:p>
          </table:table-cell>
          <table:table-cell table:style-name="ce9" office:value-type="float" office:value="0.00688566666666667" calcext:value-type="float">
            <text:p>0.006885666666667</text:p>
          </table:table-cell>
          <table:table-cell table:style-name="ce9" office:value-type="float" office:value="0.0143837777777778" calcext:value-type="float">
            <text:p>0.014383777777778</text:p>
          </table:table-cell>
          <table:table-cell table:style-name="ce9" office:value-type="float" office:value="0.0797794444444445" calcext:value-type="float">
            <text:p>0.079779444444445</text:p>
          </table:table-cell>
          <table:table-cell table:style-name="ce9" office:value-type="float" office:value="0.160768111111111" calcext:value-type="float">
            <text:p>0.160768111111111</text:p>
          </table:table-cell>
        </table:table-row>
        <table:table-row table:style-name="ro1">
          <table:covered-table-cell/>
          <table:table-cell table:style-name="ce9" office:value-type="float" office:value="75" calcext:value-type="float">
            <text:p>75</text:p>
          </table:table-cell>
          <table:table-cell table:style-name="ce9" office:value-type="float" office:value="0.00114633333333333" calcext:value-type="float">
            <text:p>0.001146333333333</text:p>
          </table:table-cell>
          <table:table-cell table:style-name="ce9" office:value-type="float" office:value="0.00605588888888889" calcext:value-type="float">
            <text:p>0.006055888888889</text:p>
          </table:table-cell>
          <table:table-cell table:style-name="ce9" office:value-type="float" office:value="0.0126945555555556" calcext:value-type="float">
            <text:p>0.012694555555556</text:p>
          </table:table-cell>
          <table:table-cell table:style-name="ce9" office:value-type="float" office:value="0.0697055555555555" calcext:value-type="float">
            <text:p>0.069705555555556</text:p>
          </table:table-cell>
          <table:table-cell table:style-name="ce9" office:value-type="float" office:value="0.139968555555556" calcext:value-type="float">
            <text:p>0.139968555555556</text:p>
          </table:table-cell>
        </table:table-row>
        <table:table-row table:style-name="ro1">
          <table:covered-table-cell/>
          <table:table-cell table:style-name="ce9" office:value-type="float" office:value="95" calcext:value-type="float">
            <text:p>95</text:p>
          </table:table-cell>
          <table:table-cell table:style-name="ce9" office:value-type="float" office:value="0.000994333333333333" calcext:value-type="float">
            <text:p>0.000994333333333</text:p>
          </table:table-cell>
          <table:table-cell table:style-name="ce9" office:value-type="float" office:value="0.00537677777777778" calcext:value-type="float">
            <text:p>0.005376777777778</text:p>
          </table:table-cell>
          <table:table-cell table:style-name="ce9" office:value-type="float" office:value="0.0113206666666667" calcext:value-type="float">
            <text:p>0.011320666666667</text:p>
          </table:table-cell>
          <table:table-cell table:style-name="ce9" office:value-type="float" office:value="0.0622161111111111" calcext:value-type="float">
            <text:p>0.062216111111111</text:p>
          </table:table-cell>
          <table:table-cell table:style-name="ce9" office:value-type="float" office:value="0.125905666666667" calcext:value-type="float">
            <text:p>0.125905666666667</text:p>
          </table:table-cell>
        </table:table-row>
        <table:table-row table:style-name="ro1">
          <table:covered-table-cell/>
          <table:table-cell table:style-name="ce9" office:value-type="float" office:value="99" calcext:value-type="float">
            <text:p>99</text:p>
          </table:table-cell>
          <table:table-cell table:style-name="ce9" office:value-type="float" office:value="0.00100811111111111" calcext:value-type="float">
            <text:p>0.001008111111111</text:p>
          </table:table-cell>
          <table:table-cell table:style-name="ce9" office:value-type="float" office:value="0.00530977777777778" calcext:value-type="float">
            <text:p>0.005309777777778</text:p>
          </table:table-cell>
          <table:table-cell table:style-name="ce9" office:value-type="float" office:value="0.0111636666666667" calcext:value-type="float">
            <text:p>0.011163666666667</text:p>
          </table:table-cell>
          <table:table-cell table:style-name="ce9" office:value-type="float" office:value="0.059572" calcext:value-type="float">
            <text:p>0.059572</text:p>
          </table:table-cell>
          <table:table-cell table:style-name="ce9" office:value-type="float" office:value="0.122784777777778" calcext:value-type="float">
            <text:p>0.122784777777778</text:p>
          </table:table-cell>
        </table:table-row>
        <table:table-row table:style-name="ro1">
          <table:covered-table-cell/>
          <table:table-cell table:style-name="ce9" office:value-type="float" office:value="99.7" calcext:value-type="float">
            <text:p>99.7</text:p>
          </table:table-cell>
          <table:table-cell table:style-name="ce9" office:value-type="float" office:value="0.00100477777777778" calcext:value-type="float">
            <text:p>0.001004777777778</text:p>
          </table:table-cell>
          <table:table-cell table:style-name="ce9" office:value-type="float" office:value="0.00532655555555555" calcext:value-type="float">
            <text:p>0.005326555555556</text:p>
          </table:table-cell>
          <table:table-cell table:style-name="ce9" office:value-type="float" office:value="0.0111597777777778" calcext:value-type="float">
            <text:p>0.011159777777778</text:p>
          </table:table-cell>
          <table:table-cell table:style-name="ce9" office:value-type="float" office:value="0.0591982222222222" calcext:value-type="float">
            <text:p>0.059198222222222</text:p>
          </table:table-cell>
          <table:table-cell table:style-name="ce9" office:value-type="float" office:value="0.122674888888889" calcext:value-type="float">
            <text:p>0.122674888888889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rev</text:p>
          </table:table-cell>
          <table:table-cell table:style-name="ce9" office:value-type="float" office:value="0.00105522222222222" calcext:value-type="float">
            <text:p>0.001055222222222</text:p>
          </table:table-cell>
          <table:table-cell table:style-name="ce9" office:value-type="float" office:value="0.00536066666666667" calcext:value-type="float">
            <text:p>0.005360666666667</text:p>
          </table:table-cell>
          <table:table-cell table:style-name="ce9" office:value-type="float" office:value="0.011055" calcext:value-type="float">
            <text:p>0.011055</text:p>
          </table:table-cell>
          <table:table-cell table:style-name="ce9" office:value-type="float" office:value="0.060897" calcext:value-type="float">
            <text:p>0.060897</text:p>
          </table:table-cell>
          <table:table-cell table:style-name="ce9" office:value-type="float" office:value="0.126752444444444" calcext:value-type="float">
            <text:p>0.126752444444444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3:46:18.836879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legend chart:legend-position="end" svg:x="9.891cm" svg:y="1.071cm" style:legend-expansion="high" chart:style-name="ch2"/>
        <chart:plot-area chart:style-name="ch3" chart:data-source-has-labels="both" svg:x="1.33cm" svg:y="0.18cm" svg:width="8.242cm" svg:height="7.665cm">
          <chartooo:coordinate-region svg:x="2.242cm" svg:y="0.18cm" svg:width="7.189cm" svg:height="6.02cm"/>
          <chart:axis chart:dimension="x" chart:name="primary-x" chart:style-name="ch4" chartooo:axis-type="auto">
            <chart:title svg:x="3.727cm" svg:y="8.025cm" chart:style-name="ch5">
              <text:p>ilosc elementow tablicy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4.559cm" chart:style-name="ch6">
              <text:p>czas[s]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9" chart:values-cell-range-address="local-table.$D$2:.$D$6" chart:label-cell-address="local-table.$D$1" chart:class="chart:scatter">
            <chart:data-point chart:repeated="5"/>
          </chart:series>
          <chart:series chart:style-name="ch10" chart:values-cell-range-address="local-table.$E$2:.$E$6" chart:label-cell-address="local-table.$E$1" chart:class="chart:scatter">
            <chart:data-point chart:repeated="5"/>
          </chart:series>
          <chart:series chart:style-name="ch11" chart:values-cell-range-address="local-table.$F$2:.$F$6" chart:label-cell-address="local-table.$F$1" chart:class="chart:scatter">
            <chart:data-point chart:repeated="5"/>
          </chart:series>
          <chart:series chart:style-name="ch12" chart:values-cell-range-address="local-table.$G$2:.$G$6" chart:label-cell-address="local-table.$G$1" chart:class="chart:scatter">
            <chart:data-point chart:repeated="5"/>
          </chart:series>
          <chart:series chart:style-name="ch13" chart:values-cell-range-address="local-table.$H$2:.$H$6" chart:label-cell-address="local-table.$H$1" chart:class="chart:scatter">
            <chart:data-point chart:repeated="5"/>
          </chart:series>
          <chart:series chart:style-name="ch14" chart:values-cell-range-address="local-table.$I$2:.$I$6" chart:label-cell-address="local-table.$I$1" chart:class="chart:scatter">
            <chart:data-point chart:repeated="5"/>
          </chart:series>
          <chart:series chart:style-name="ch15" chart:values-cell-range-address="local-table.$J$2:.$J$6" chart:label-cell-address="local-table.$J$1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ablica_nieposortowana</text:p>
              </table:table-cell>
              <table:table-cell office:value-type="string">
                <text:p>tablica_posortowana_w_25_procentach</text:p>
              </table:table-cell>
              <table:table-cell office:value-type="string">
                <text:p>tablica_posortowana_w_50_procentach</text:p>
              </table:table-cell>
              <table:table-cell office:value-type="string">
                <text:p>tablica_posortowana_w_75_procentach</text:p>
              </table:table-cell>
              <table:table-cell office:value-type="string">
                <text:p>tablica_posortowana_w_95_procentach</text:p>
              </table:table-cell>
              <table:table-cell office:value-type="string">
                <text:p>tablica_posortowana_w_99_procentach</text:p>
              </table:table-cell>
              <table:table-cell office:value-type="string">
                <text:p>tablica_posortowana_w_99.9_procentach</text:p>
              </table:table-cell>
              <table:table-cell office:value-type="string">
                <text:p>tablica_posortowana_w_odwrotnej_kolejnosc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00155122222222222">
                <text:p>0.00155122222222222</text:p>
              </table:table-cell>
              <table:table-cell office:value-type="float" office:value="0.00135277777777778">
                <text:p>0.00135277777777778</text:p>
              </table:table-cell>
              <table:table-cell office:value-type="float" office:value="0.00120677777777778">
                <text:p>0.00120677777777778</text:p>
              </table:table-cell>
              <table:table-cell office:value-type="float" office:value="0.00114633333333333">
                <text:p>0.00114633333333333</text:p>
              </table:table-cell>
              <table:table-cell office:value-type="float" office:value="0.000994333333333333">
                <text:p>0.000994333333333333</text:p>
              </table:table-cell>
              <table:table-cell office:value-type="float" office:value="0.00100811111111111">
                <text:p>0.00100811111111111</text:p>
              </table:table-cell>
              <table:table-cell office:value-type="float" office:value="0.00100477777777778">
                <text:p>0.00100477777777778</text:p>
              </table:table-cell>
              <table:table-cell office:value-type="float" office:value="0.00105522222222222">
                <text:p>0.001055222222222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008717">
                <text:p>0.008717</text:p>
              </table:table-cell>
              <table:table-cell office:value-type="float" office:value="0.00775777777777778">
                <text:p>0.00775777777777778</text:p>
              </table:table-cell>
              <table:table-cell office:value-type="float" office:value="0.00688566666666667">
                <text:p>0.00688566666666667</text:p>
              </table:table-cell>
              <table:table-cell office:value-type="float" office:value="0.00605588888888889">
                <text:p>0.00605588888888889</text:p>
              </table:table-cell>
              <table:table-cell office:value-type="float" office:value="0.00537677777777778">
                <text:p>0.00537677777777778</text:p>
              </table:table-cell>
              <table:table-cell office:value-type="float" office:value="0.00530977777777778">
                <text:p>0.00530977777777778</text:p>
              </table:table-cell>
              <table:table-cell office:value-type="float" office:value="0.00532655555555555">
                <text:p>0.00532655555555555</text:p>
              </table:table-cell>
              <table:table-cell office:value-type="float" office:value="0.00536066666666667">
                <text:p>0.005360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181478888888889">
                <text:p>0.0181478888888889</text:p>
              </table:table-cell>
              <table:table-cell office:value-type="float" office:value="0.0161756666666667">
                <text:p>0.0161756666666667</text:p>
              </table:table-cell>
              <table:table-cell office:value-type="float" office:value="0.0143837777777778">
                <text:p>0.0143837777777778</text:p>
              </table:table-cell>
              <table:table-cell office:value-type="float" office:value="0.0126945555555556">
                <text:p>0.0126945555555556</text:p>
              </table:table-cell>
              <table:table-cell office:value-type="float" office:value="0.0113206666666667">
                <text:p>0.0113206666666667</text:p>
              </table:table-cell>
              <table:table-cell office:value-type="float" office:value="0.0111636666666667">
                <text:p>0.0111636666666667</text:p>
              </table:table-cell>
              <table:table-cell office:value-type="float" office:value="0.0111597777777778">
                <text:p>0.0111597777777778</text:p>
              </table:table-cell>
              <table:table-cell office:value-type="float" office:value="0.011055">
                <text:p>0.011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100944888888889">
                <text:p>0.100944888888889</text:p>
              </table:table-cell>
              <table:table-cell office:value-type="float" office:value="0.0896334444444444">
                <text:p>0.0896334444444444</text:p>
              </table:table-cell>
              <table:table-cell office:value-type="float" office:value="0.0797794444444445">
                <text:p>0.0797794444444445</text:p>
              </table:table-cell>
              <table:table-cell office:value-type="float" office:value="0.0697055555555555">
                <text:p>0.0697055555555555</text:p>
              </table:table-cell>
              <table:table-cell office:value-type="float" office:value="0.0622161111111111">
                <text:p>0.0622161111111111</text:p>
              </table:table-cell>
              <table:table-cell office:value-type="float" office:value="0.059572">
                <text:p>0.059572</text:p>
              </table:table-cell>
              <table:table-cell office:value-type="float" office:value="0.0591982222222222">
                <text:p>0.0591982222222222</text:p>
              </table:table-cell>
              <table:table-cell office:value-type="float" office:value="0.060897">
                <text:p>0.060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0.206181888888889">
                <text:p>0.206181888888889</text:p>
              </table:table-cell>
              <table:table-cell office:value-type="float" office:value="0.182354555555556">
                <text:p>0.182354555555556</text:p>
              </table:table-cell>
              <table:table-cell office:value-type="float" office:value="0.160768111111111">
                <text:p>0.160768111111111</text:p>
              </table:table-cell>
              <table:table-cell office:value-type="float" office:value="0.139968555555556">
                <text:p>0.139968555555556</text:p>
              </table:table-cell>
              <table:table-cell office:value-type="float" office:value="0.125905666666667">
                <text:p>0.125905666666667</text:p>
              </table:table-cell>
              <table:table-cell office:value-type="float" office:value="0.122784777777778">
                <text:p>0.122784777777778</text:p>
              </table:table-cell>
              <table:table-cell office:value-type="float" office:value="0.122674888888889">
                <text:p>0.122674888888889</text:p>
              </table:table-cell>
              <table:table-cell office:value-type="float" office:value="0.126752444444444">
                <text:p>0.1267524444444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9"/>
        <table:table-row table:style-name="ro1" table:number-rows-repeated="5">
          <table:table-cell/>
          <table:table-cell table:style-name="Default" table:number-columns-repeated="6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ilosc elementow tablicy</text:p>
          </table:table-cell>
          <table:covered-table-cell table:number-columns-repeated="5" table:style-name="Default"/>
        </table:table-row>
        <table:table-row table:style-name="ro1">
          <table:table-cell table:style-name="ce7" office:value-type="string" calcext:value-type="string" table:number-columns-spanned="1" table:number-rows-spanned="9">
            <text:p>poziom posortowania wstepnego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01647" calcext:value-type="float">
            <text:p>0.001647</text:p>
          </table:table-cell>
          <table:table-cell office:value-type="float" office:value="0.0091669" calcext:value-type="float">
            <text:p>0.0091669</text:p>
          </table:table-cell>
          <table:table-cell office:value-type="float" office:value="0.0187821111111111" calcext:value-type="float">
            <text:p>0.018782111111111</text:p>
          </table:table-cell>
          <table:table-cell office:value-type="float" office:value="0.109368555555556" calcext:value-type="float">
            <text:p>0.109368555555556</text:p>
          </table:table-cell>
          <table:table-cell office:value-type="float" office:value="0.233034888888889" calcext:value-type="float">
            <text:p>0.233034888888889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021361" calcext:value-type="float">
            <text:p>0.0021361</text:p>
          </table:table-cell>
          <table:table-cell office:value-type="float" office:value="0.0116838" calcext:value-type="float">
            <text:p>0.0116838</text:p>
          </table:table-cell>
          <table:table-cell office:value-type="float" office:value="0.0246441111111111" calcext:value-type="float">
            <text:p>0.024644111111111</text:p>
          </table:table-cell>
          <table:table-cell office:value-type="float" office:value="0.135385333333333" calcext:value-type="float">
            <text:p>0.135385333333333</text:p>
          </table:table-cell>
          <table:table-cell office:value-type="float" office:value="0.288886111111111" calcext:value-type="float">
            <text:p>0.288886111111111</text:p>
          </table:table-cell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0027047" calcext:value-type="float">
            <text:p>0.0027047</text:p>
          </table:table-cell>
          <table:table-cell office:value-type="float" office:value="0.0142066" calcext:value-type="float">
            <text:p>0.0142066</text:p>
          </table:table-cell>
          <table:table-cell office:value-type="float" office:value="0.0300135555555555" calcext:value-type="float">
            <text:p>0.030013555555556</text:p>
          </table:table-cell>
          <table:table-cell office:value-type="float" office:value="0.168138" calcext:value-type="float">
            <text:p>0.168138</text:p>
          </table:table-cell>
          <table:table-cell office:value-type="float" office:value="0.354286222222222" calcext:value-type="float">
            <text:p>0.354286222222222</text:p>
          </table:table-cell>
        </table:table-row>
        <table:table-row table:style-name="ro1">
          <table:covered-table-cell/>
          <table:table-cell office:value-type="float" office:value="75" calcext:value-type="float">
            <text:p>75</text:p>
          </table:table-cell>
          <table:table-cell office:value-type="float" office:value="0.0033265" calcext:value-type="float">
            <text:p>0.0033265</text:p>
          </table:table-cell>
          <table:table-cell office:value-type="float" office:value="0.0171142" calcext:value-type="float">
            <text:p>0.0171142</text:p>
          </table:table-cell>
          <table:table-cell office:value-type="float" office:value="0.0366424444444444" calcext:value-type="float">
            <text:p>0.036642444444444</text:p>
          </table:table-cell>
          <table:table-cell office:value-type="float" office:value="0.200878666666667" calcext:value-type="float">
            <text:p>0.200878666666667</text:p>
          </table:table-cell>
          <table:table-cell office:value-type="float" office:value="0.417021444444444" calcext:value-type="float">
            <text:p>0.417021444444444</text:p>
          </table:table-cell>
        </table:table-row>
        <table:table-row table:style-name="ro1">
          <table:covered-table-cell/>
          <table:table-cell office:value-type="float" office:value="95" calcext:value-type="float">
            <text:p>95</text:p>
          </table:table-cell>
          <table:table-cell office:value-type="float" office:value="0.003807" calcext:value-type="float">
            <text:p>0.003807</text:p>
          </table:table-cell>
          <table:table-cell office:value-type="float" office:value="0.0197769" calcext:value-type="float">
            <text:p>0.0197769</text:p>
          </table:table-cell>
          <table:table-cell office:value-type="float" office:value="0.0419815555555556" calcext:value-type="float">
            <text:p>0.041981555555556</text:p>
          </table:table-cell>
          <table:table-cell office:value-type="float" office:value="0.229806888888889" calcext:value-type="float">
            <text:p>0.229806888888889</text:p>
          </table:table-cell>
          <table:table-cell office:value-type="float" office:value="0.475333666666667" calcext:value-type="float">
            <text:p>0.475333666666667</text:p>
          </table:table-cell>
        </table:table-row>
        <table:table-row table:style-name="ro1">
          <table:covered-table-cell/>
          <table:table-cell office:value-type="float" office:value="99" calcext:value-type="float">
            <text:p>99</text:p>
          </table:table-cell>
          <table:table-cell office:value-type="float" office:value="0.0040016" calcext:value-type="float">
            <text:p>0.0040016</text:p>
          </table:table-cell>
          <table:table-cell office:value-type="float" office:value="0.0201227" calcext:value-type="float">
            <text:p>0.0201227</text:p>
          </table:table-cell>
          <table:table-cell office:value-type="float" office:value="0.0429515555555556" calcext:value-type="float">
            <text:p>0.042951555555556</text:p>
          </table:table-cell>
          <table:table-cell office:value-type="float" office:value="0.235118111111111" calcext:value-type="float">
            <text:p>0.235118111111111</text:p>
          </table:table-cell>
          <table:table-cell office:value-type="float" office:value="0.488550555555556" calcext:value-type="float">
            <text:p>0.488550555555556</text:p>
          </table:table-cell>
        </table:table-row>
        <table:table-row table:style-name="ro1">
          <table:covered-table-cell/>
          <table:table-cell office:value-type="float" office:value="99.7" calcext:value-type="float">
            <text:p>99.7</text:p>
          </table:table-cell>
          <table:table-cell office:value-type="float" office:value="0.0037503" calcext:value-type="float">
            <text:p>0.0037503</text:p>
          </table:table-cell>
          <table:table-cell office:value-type="float" office:value="0.0203712222222222" calcext:value-type="float">
            <text:p>0.020371222222222</text:p>
          </table:table-cell>
          <table:table-cell office:value-type="float" office:value="0.0425167777777778" calcext:value-type="float">
            <text:p>0.042516777777778</text:p>
          </table:table-cell>
          <table:table-cell office:value-type="float" office:value="0.236731222222222" calcext:value-type="float">
            <text:p>0.236731222222222</text:p>
          </table:table-cell>
          <table:table-cell office:value-type="float" office:value="0.492335111111111" calcext:value-type="float">
            <text:p>0.492335111111111</text:p>
          </table:table-cell>
        </table:table-row>
        <table:table-row table:style-name="ro1">
          <table:covered-table-cell/>
          <table:table-cell office:value-type="string" calcext:value-type="string">
            <text:p>rev</text:p>
          </table:table-cell>
          <table:table-cell office:value-type="float" office:value="0.00296822222222222" calcext:value-type="float">
            <text:p>0.002968222222222</text:p>
          </table:table-cell>
          <table:table-cell office:value-type="float" office:value="0.0166312222222222" calcext:value-type="float">
            <text:p>0.016631222222222</text:p>
          </table:table-cell>
          <table:table-cell office:value-type="float" office:value="0.0355001111111111" calcext:value-type="float">
            <text:p>0.035500111111111</text:p>
          </table:table-cell>
          <table:table-cell office:value-type="float" office:value="0.197824" calcext:value-type="float">
            <text:p>0.197824</text:p>
          </table:table-cell>
          <table:table-cell office:value-type="float" office:value="0.403078555555556" calcext:value-type="float">
            <text:p>0.403078555555556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3:47:42.179744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741cm" svg:height="12.352cm" xlink:href="." xlink:type="simple" chart:class="chart:scatter" chart:style-name="ch1">
        <chart:legend chart:legend-position="end" svg:x="11.788cm" svg:y="2.744cm" style:legend-expansion="high" chart:style-name="ch2"/>
        <chart:plot-area chart:style-name="ch3" chart:data-source-has-labels="both" svg:x="0.587cm" svg:y="0.772cm" svg:width="11.437cm" svg:height="11.108cm">
          <chartooo:coordinate-region svg:x="1.314cm" svg:y="0.972cm" svg:width="10.06cm" svg:height="10.261cm"/>
          <chart:axis chart:dimension="x" chart:name="primary-x" chart:style-name="ch4" chartooo:axis-type="auto">
            <chart:title svg:x="3.84cm" svg:y="11.792cm" chart:style-name="ch5">
              <text:p>ilosc elementow do posortowania</text:p>
            </chart:title>
            <chart:categories table:cell-range-address="local-table.$A$2:.$A$6"/>
          </chart:axis>
          <chart:axis chart:dimension="y" chart:name="primary-y" chart:style-name="ch4">
            <chart:title svg:x="0cm" svg:y="6.873cm" chart:style-name="ch6">
              <text:p>czas[s]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9" chart:values-cell-range-address="local-table.$D$2:.$D$6" chart:label-cell-address="local-table.$D$1" chart:class="chart:scatter">
            <chart:data-point chart:repeated="5"/>
          </chart:series>
          <chart:series chart:style-name="ch10" chart:values-cell-range-address="local-table.$E$2:.$E$6" chart:label-cell-address="local-table.$E$1" chart:class="chart:scatter">
            <chart:data-point chart:repeated="5"/>
          </chart:series>
          <chart:series chart:style-name="ch11" chart:values-cell-range-address="local-table.$F$2:.$F$6" chart:label-cell-address="local-table.$F$1" chart:class="chart:scatter">
            <chart:data-point chart:repeated="5"/>
          </chart:series>
          <chart:series chart:style-name="ch12" chart:values-cell-range-address="local-table.$G$2:.$G$6" chart:label-cell-address="local-table.$G$1" chart:class="chart:scatter">
            <chart:data-point chart:repeated="5"/>
          </chart:series>
          <chart:series chart:style-name="ch13" chart:values-cell-range-address="local-table.$H$2:.$H$6" chart:label-cell-address="local-table.$H$1" chart:class="chart:scatter">
            <chart:data-point chart:repeated="5"/>
          </chart:series>
          <chart:series chart:style-name="ch14" chart:values-cell-range-address="local-table.$I$2:.$I$6" chart:label-cell-address="local-table.$I$1" chart:class="chart:scatter">
            <chart:data-point chart:repeated="5"/>
          </chart:series>
          <chart:series chart:style-name="ch15" chart:values-cell-range-address="local-table.$J$2:.$J$6" chart:label-cell-address="local-table.$J$1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rak_posortowania_tablicy</text:p>
              </table:table-cell>
              <table:table-cell office:value-type="string">
                <text:p>tablica_posortowana_w_75_procentach</text:p>
              </table:table-cell>
              <table:table-cell office:value-type="string">
                <text:p>tablica_posortowana_w_95_procentach</text:p>
              </table:table-cell>
              <table:table-cell office:value-type="string">
                <text:p>tablica_posortowana_w_99_procentach</text:p>
              </table:table-cell>
              <table:table-cell office:value-type="string">
                <text:p>tablica_posortowana_w_99.9_procentach</text:p>
              </table:table-cell>
              <table:table-cell office:value-type="string">
                <text:p>tablica_posortowana_w_odwrotnej_kolejnosci</text:p>
              </table:table-cell>
              <table:table-cell office:value-type="string">
                <text:p>tablica_posortowana_w_25_procentach</text:p>
              </table:table-cell>
              <table:table-cell office:value-type="string">
                <text:p>tablica_posortowana_w_50_procenta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001647">
                <text:p>0.001647</text:p>
              </table:table-cell>
              <table:table-cell office:value-type="float" office:value="0.0033265">
                <text:p>0.0033265</text:p>
              </table:table-cell>
              <table:table-cell office:value-type="float" office:value="0.003807">
                <text:p>0.003807</text:p>
              </table:table-cell>
              <table:table-cell office:value-type="float" office:value="0.0040016">
                <text:p>0.0040016</text:p>
              </table:table-cell>
              <table:table-cell office:value-type="float" office:value="0.0037503">
                <text:p>0.0037503</text:p>
              </table:table-cell>
              <table:table-cell office:value-type="float" office:value="0.00296822222222222">
                <text:p>0.00296822222222222</text:p>
              </table:table-cell>
              <table:table-cell office:value-type="float" office:value="0.0021361">
                <text:p>0.0021361</text:p>
              </table:table-cell>
              <table:table-cell office:value-type="float" office:value="0.0027047">
                <text:p>0.00270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0091669">
                <text:p>0.0091669</text:p>
              </table:table-cell>
              <table:table-cell office:value-type="float" office:value="0.0171142">
                <text:p>0.0171142</text:p>
              </table:table-cell>
              <table:table-cell office:value-type="float" office:value="0.0197769">
                <text:p>0.0197769</text:p>
              </table:table-cell>
              <table:table-cell office:value-type="float" office:value="0.0201227">
                <text:p>0.0201227</text:p>
              </table:table-cell>
              <table:table-cell office:value-type="float" office:value="0.0203712222222222">
                <text:p>0.0203712222222222</text:p>
              </table:table-cell>
              <table:table-cell office:value-type="float" office:value="0.0166312222222222">
                <text:p>0.0166312222222222</text:p>
              </table:table-cell>
              <table:table-cell office:value-type="float" office:value="0.0116838">
                <text:p>0.0116838</text:p>
              </table:table-cell>
              <table:table-cell office:value-type="float" office:value="0.0142066">
                <text:p>0.0142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187821111111111">
                <text:p>0.0187821111111111</text:p>
              </table:table-cell>
              <table:table-cell office:value-type="float" office:value="0.0366424444444444">
                <text:p>0.0366424444444444</text:p>
              </table:table-cell>
              <table:table-cell office:value-type="float" office:value="0.0419815555555556">
                <text:p>0.0419815555555556</text:p>
              </table:table-cell>
              <table:table-cell office:value-type="float" office:value="0.0429515555555556">
                <text:p>0.0429515555555556</text:p>
              </table:table-cell>
              <table:table-cell office:value-type="float" office:value="0.0425167777777778">
                <text:p>0.0425167777777778</text:p>
              </table:table-cell>
              <table:table-cell office:value-type="float" office:value="0.0355001111111111">
                <text:p>0.0355001111111111</text:p>
              </table:table-cell>
              <table:table-cell office:value-type="float" office:value="0.0246441111111111">
                <text:p>0.0246441111111111</text:p>
              </table:table-cell>
              <table:table-cell office:value-type="float" office:value="0.0300135555555555">
                <text:p>0.0300135555555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109368555555556">
                <text:p>0.109368555555556</text:p>
              </table:table-cell>
              <table:table-cell office:value-type="float" office:value="0.200878666666667">
                <text:p>0.200878666666667</text:p>
              </table:table-cell>
              <table:table-cell office:value-type="float" office:value="0.229806888888889">
                <text:p>0.229806888888889</text:p>
              </table:table-cell>
              <table:table-cell office:value-type="float" office:value="0.235118111111111">
                <text:p>0.235118111111111</text:p>
              </table:table-cell>
              <table:table-cell office:value-type="float" office:value="0.236731222222222">
                <text:p>0.236731222222222</text:p>
              </table:table-cell>
              <table:table-cell office:value-type="float" office:value="0.197824">
                <text:p>0.197824</text:p>
              </table:table-cell>
              <table:table-cell office:value-type="float" office:value="0.135385333333333">
                <text:p>0.135385333333333</text:p>
              </table:table-cell>
              <table:table-cell office:value-type="float" office:value="0.168138">
                <text:p>0.168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0.233034888888889">
                <text:p>0.233034888888889</text:p>
              </table:table-cell>
              <table:table-cell office:value-type="float" office:value="0.417021444444444">
                <text:p>0.417021444444444</text:p>
              </table:table-cell>
              <table:table-cell office:value-type="float" office:value="0.475333666666667">
                <text:p>0.475333666666667</text:p>
              </table:table-cell>
              <table:table-cell office:value-type="float" office:value="0.488550555555556">
                <text:p>0.488550555555556</text:p>
              </table:table-cell>
              <table:table-cell office:value-type="float" office:value="0.492335111111111">
                <text:p>0.492335111111111</text:p>
              </table:table-cell>
              <table:table-cell office:value-type="float" office:value="0.403078555555556">
                <text:p>0.403078555555556</text:p>
              </table:table-cell>
              <table:table-cell office:value-type="float" office:value="0.288886111111111">
                <text:p>0.288886111111111</text:p>
              </table:table-cell>
              <table:table-cell office:value-type="float" office:value="0.354286222222222">
                <text:p>0.3542862222222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